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Standard">
      <style:text-properties fo:font-size="2pt" style:font-size-asian="2pt" style:font-size-complex="2pt"/>
    </style:style>
    <style:style style:name="P50" style:family="paragraph" style:parent-style-name="Standard">
      <style:text-properties style:font-name="Lucida Sans" fo:font-size="12pt" style:font-size-asian="12pt" style:font-size-complex="12pt"/>
    </style:style>
    <style:style style:name="P5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T60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placeholder text:placeholder-type="text">&lt;line.name[0:108]&gt;</text:placeholder></text:p>
          </table:table-cell>
          <table:table-cell table:style-name="Tabla4.A2" office:value-type="string">
            <text:p text:style-name="P61"><text:span text:style-name="T60"><text:text-input text:description="&lt;for each=&quot;line2 in line.invoice_line_tax_id&quot;&gt;">F</text:text-input></text:span><text:text-input text:description="&lt;line2.description&gt;">10,5%</text:text-input><text:span text:style-name="T60"><text:text-input text:description="&lt;/for&gt;">E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5">:</text:span><text:span text:style-name="MT26">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3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4">OBSERVACIONES</text:span>: <text:span text:style-name="MT55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4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5"/>
            </table:table-cell>
            <table:table-cell table:style-name="Tabla6.C1" office:value-type="string">
              <text:p text:style-name="MP56"><text:text-input text:description="&lt;formatLang(o.amount_total)&gt;">99.999,99</text:text-input></text:p>
            </table:table-cell>
          </table:table-row>
        </table:table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1T10:40:12.669761986</dc:date>
    <meta:editing-duration>P1DT23H10M24S</meta:editing-duration>
    <meta:editing-cycles>316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13" meta:character-count="1614" meta:non-whitespace-character-count="1537"/>
  </office:meta>
</office:document-meta>
</file>